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2.5mm"/>
    </style:style>
    <style:style style:name="co3" style:family="table-column">
      <style:table-column-properties fo:break-before="auto" style:column-width="4.5mm"/>
    </style:style>
    <style:style style:name="co4" style:family="table-column">
      <style:table-column-properties fo:break-before="auto" style:column-width="6.93mm"/>
    </style:style>
    <style:style style:name="co5" style:family="table-column">
      <style:table-column-properties fo:break-before="auto" style:column-width="78.99mm"/>
    </style:style>
    <style:style style:name="co6" style:family="table-column">
      <style:table-column-properties fo:break-before="auto" style:column-width="16.85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6.1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12.14mm"/>
    </style:style>
    <style:style style:name="co11" style:family="table-column">
      <style:table-column-properties fo:break-before="auto" style:column-width="28.72mm"/>
    </style:style>
    <style:style style:name="co14" style:family="table-column">
      <style:table-column-properties fo:break-before="auto" style:column-width="33.18mm"/>
    </style:style>
    <style:style style:name="co15" style:family="table-column">
      <style:table-column-properties fo:break-before="auto" style:column-width="39.12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30mm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2.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9" style:family="table-cell" style:parent-style-name="Default">
      <style:table-cell-properties fo:background-color="#000000"/>
      <style:text-properties style:text-position=""/>
    </style:style>
    <style:style style:name="ce90" style:family="table-cell" style:parent-style-name="Default">
      <style:table-cell-properties fo:background-color="transparent"/>
      <style:text-properties style:text-position=""/>
    </style:style>
    <style:style style:name="ce9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text-position="" style:font-name="Roboto Mono" fo:font-size="14pt" style:font-size-asian="14pt" style:font-size-complex="14pt"/>
    </style:style>
    <style:style style:name="ce9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text-position="" style:font-name="Roboto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text-position="" style:font-name="Roboto Mono" fo:font-size="14pt" style:font-size-asian="14pt" style:font-size-complex="14pt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text-position="" style:font-name="Roboto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text-position="" style:font-name="Roboto Mono" fo:font-size="14pt" fo:font-style="normal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Ubuntu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</style:style>
    <style:style style:name="ce13" style:family="table-cell" style:parent-style-name="Default">
      <style:table-cell-properties fo:background-color="#b2b2b2" style:text-align-source="fix" style:repeat-content="false" fo:border="non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16" style:family="table-cell" style:parent-style-name="Default">
      <style:table-cell-properties fo:background-color="#ffcc00" style:text-align-source="fix" style:repeat-content="false" fo:border="non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non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19" style:family="table-cell" style:parent-style-name="Default">
      <style:table-cell-properties fo:background-color="#cccccc" style:text-align-source="fix" style:repeat-content="false" fo:border="non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cc00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99ff" style:text-align-source="fix" style:repeat-content="fals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cc00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b2b2b2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0066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0066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9933ff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33ff99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99ff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9933ff" style:text-align-source="fix" style:repeat-content="false" fo:border="non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33ff99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9933ff" style:text-align-source="fix" style:repeat-content="fals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46" style:family="table-cell" style:parent-style-name="Default">
      <style:table-cell-properties fo:background-color="#ff0066" style:text-align-source="fix" style:repeat-content="fals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6600ff" style:text-align-source="fix" style:repeat-content="fals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66ff" style:text-align-source="fix" style:repeat-content="false" style:vertical-align="automatic"/>
      <style:paragraph-properties fo:text-align="center" fo:margin-left="0mm"/>
      <style:text-properties style:font-name="Ubuntu Mono" fo:font-size="10pt" style:font-size-asian="10pt" style:font-size-complex="10pt"/>
    </style:style>
    <style:style style:name="ce50" style:family="table-cell" style:parent-style-name="Default">
      <style:table-cell-properties fo:background-color="#ff99ff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6600ff" style:text-align-source="fix" style:repeat-content="false" fo:border="none" style:vertical-align="automatic"/>
      <style:paragraph-properties fo:text-align="center" fo:margin-left="0mm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99ff" style:text-align-source="fix" style:repeat-content="false" fo:border="none" style:vertical-align="automatic"/>
      <style:paragraph-properties fo:text-align="center" fo:margin-left="0mm"/>
      <style:text-properties style:use-window-font-color="true" style:font-name="Ubuntu Mono" fo:font-size="10pt" fo:font-style="normal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6600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ff0066"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3]*0.7,[$Feuille1.$AH23]*1.3)" style:apply-style-name="Sans_20_nom1" style:base-cell-address="Feuille1.AG23"/>
      <style:map style:condition="cell-content()&gt;[$Feuille1.$AH23]*1.3" style:apply-style-name="Sans_20_nom2" style:base-cell-address="Feuille1.AG23"/>
      <style:map style:condition="cell-content()&lt;[$Feuille1.$AH23]*0.7" style:apply-style-name="Sans_20_nom3" style:base-cell-address="Feuille1.AG23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4]*0.7,[$Feuille1.$AH24]*1.3)" style:apply-style-name="Sans_20_nom1" style:base-cell-address="Feuille1.AG24"/>
      <style:map style:condition="cell-content()&gt;[$Feuille1.$AH24]*1.3" style:apply-style-name="Sans_20_nom2" style:base-cell-address="Feuille1.AG24"/>
      <style:map style:condition="cell-content()&lt;[$Feuille1.$AH24]*0.7" style:apply-style-name="Sans_20_nom3" style:base-cell-address="Feuille1.AG24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5]*0.7,[$Feuille1.$AH25]*1.3)" style:apply-style-name="Sans_20_nom1" style:base-cell-address="Feuille1.AG25"/>
      <style:map style:condition="cell-content()&gt;[$Feuille1.$AH25]*1.3" style:apply-style-name="Sans_20_nom2" style:base-cell-address="Feuille1.AG25"/>
      <style:map style:condition="cell-content()&lt;[$Feuille1.$AH25]*0.7" style:apply-style-name="Sans_20_nom3" style:base-cell-address="Feuille1.AG25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6]*0.7,[$Feuille1.$AH26]*1.3)" style:apply-style-name="Sans_20_nom1" style:base-cell-address="Feuille1.AG26"/>
      <style:map style:condition="cell-content()&gt;[$Feuille1.$AH26]*1.3" style:apply-style-name="Sans_20_nom2" style:base-cell-address="Feuille1.AG26"/>
      <style:map style:condition="cell-content()&lt;[$Feuille1.$AH26]*0.7" style:apply-style-name="Sans_20_nom3" style:base-cell-address="Feuille1.AG26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7]*0.7,[$Feuille1.$AH27]*1.3)" style:apply-style-name="Sans_20_nom1" style:base-cell-address="Feuille1.AG27"/>
      <style:map style:condition="cell-content()&gt;[$Feuille1.$AH27]*1.3" style:apply-style-name="Sans_20_nom2" style:base-cell-address="Feuille1.AG27"/>
      <style:map style:condition="cell-content()&lt;[$Feuille1.$AH27]*0.7" style:apply-style-name="Sans_20_nom3" style:base-cell-address="Feuille1.AG27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8]*0.7,[$Feuille1.$AH28]*1.3)" style:apply-style-name="Sans_20_nom1" style:base-cell-address="Feuille1.AG28"/>
      <style:map style:condition="cell-content()&gt;[$Feuille1.$AH28]*1.3" style:apply-style-name="Sans_20_nom2" style:base-cell-address="Feuille1.AG28"/>
      <style:map style:condition="cell-content()&lt;[$Feuille1.$AH28]*0.7" style:apply-style-name="Sans_20_nom3" style:base-cell-address="Feuille1.AG28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29]*0.7,[$Feuille1.$AH29]*1.3)" style:apply-style-name="Sans_20_nom1" style:base-cell-address="Feuille1.AG29"/>
      <style:map style:condition="cell-content()&gt;[$Feuille1.$AH29]*1.3" style:apply-style-name="Sans_20_nom2" style:base-cell-address="Feuille1.AG29"/>
      <style:map style:condition="cell-content()&lt;[$Feuille1.$AH29]*0.7" style:apply-style-name="Sans_20_nom3" style:base-cell-address="Feuille1.AG29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0]*0.7,[$Feuille1.$AH30]*1.3)" style:apply-style-name="Sans_20_nom1" style:base-cell-address="Feuille1.AG30"/>
      <style:map style:condition="cell-content()&gt;[$Feuille1.$AH30]*1.3" style:apply-style-name="Sans_20_nom2" style:base-cell-address="Feuille1.AG30"/>
      <style:map style:condition="cell-content()&lt;[$Feuille1.$AH30]*0.7" style:apply-style-name="Sans_20_nom3" style:base-cell-address="Feuille1.AG3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1]*0.7,[$Feuille1.$AH31]*1.3)" style:apply-style-name="Sans_20_nom1" style:base-cell-address="Feuille1.AG31"/>
      <style:map style:condition="cell-content()&gt;[$Feuille1.$AH31]*1.3" style:apply-style-name="Sans_20_nom2" style:base-cell-address="Feuille1.AG31"/>
      <style:map style:condition="cell-content()&lt;[$Feuille1.$AH31]*0.7" style:apply-style-name="Sans_20_nom3" style:base-cell-address="Feuille1.AG31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2]*0.7,[$Feuille1.$AH32]*1.3)" style:apply-style-name="Sans_20_nom1" style:base-cell-address="Feuille1.AG32"/>
      <style:map style:condition="cell-content()&gt;[$Feuille1.$AH32]*1.3" style:apply-style-name="Sans_20_nom2" style:base-cell-address="Feuille1.AG32"/>
      <style:map style:condition="cell-content()&lt;[$Feuille1.$AH32]*0.7" style:apply-style-name="Sans_20_nom3" style:base-cell-address="Feuille1.AG32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3]*0.7,[$Feuille1.$AH33]*1.3)" style:apply-style-name="Sans_20_nom1" style:base-cell-address="Feuille1.AG33"/>
      <style:map style:condition="cell-content()&gt;[$Feuille1.$AH33]*1.3" style:apply-style-name="Sans_20_nom2" style:base-cell-address="Feuille1.AG33"/>
      <style:map style:condition="cell-content()&lt;[$Feuille1.$AH33]*0.7" style:apply-style-name="Sans_20_nom3" style:base-cell-address="Feuille1.AG33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4]*0.7,[$Feuille1.$AH34]*1.3)" style:apply-style-name="Sans_20_nom1" style:base-cell-address="Feuille1.AG34"/>
      <style:map style:condition="cell-content()&gt;[$Feuille1.$AH34]*1.3" style:apply-style-name="Sans_20_nom2" style:base-cell-address="Feuille1.AG34"/>
      <style:map style:condition="cell-content()&lt;[$Feuille1.$AH34]*0.7" style:apply-style-name="Sans_20_nom3" style:base-cell-address="Feuille1.AG34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5]*0.7,[$Feuille1.$AH35]*1.3)" style:apply-style-name="Sans_20_nom1" style:base-cell-address="Feuille1.AG35"/>
      <style:map style:condition="cell-content()&gt;[$Feuille1.$AH35]*1.3" style:apply-style-name="Sans_20_nom2" style:base-cell-address="Feuille1.AG35"/>
      <style:map style:condition="cell-content()&lt;[$Feuille1.$AH35]*0.7" style:apply-style-name="Sans_20_nom3" style:base-cell-address="Feuille1.AG35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6]*0.7,[$Feuille1.$AH36]*1.3)" style:apply-style-name="Sans_20_nom1" style:base-cell-address="Feuille1.AG36"/>
      <style:map style:condition="cell-content()&gt;[$Feuille1.$AH36]*1.3" style:apply-style-name="Sans_20_nom2" style:base-cell-address="Feuille1.AG36"/>
      <style:map style:condition="cell-content()&lt;[$Feuille1.$AH36]*0.7" style:apply-style-name="Sans_20_nom3" style:base-cell-address="Feuille1.AG36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7]*0.7,[$Feuille1.$AH37]*1.3)" style:apply-style-name="Sans_20_nom1" style:base-cell-address="Feuille1.AG37"/>
      <style:map style:condition="cell-content()&gt;[$Feuille1.$AH37]*1.3" style:apply-style-name="Sans_20_nom2" style:base-cell-address="Feuille1.AG37"/>
      <style:map style:condition="cell-content()&lt;[$Feuille1.$AH37]*0.7" style:apply-style-name="Sans_20_nom3" style:base-cell-address="Feuille1.AG37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8]*0.7,[$Feuille1.$AH38]*1.3)" style:apply-style-name="Sans_20_nom1" style:base-cell-address="Feuille1.AG38"/>
      <style:map style:condition="cell-content()&gt;[$Feuille1.$AH38]*1.3" style:apply-style-name="Sans_20_nom2" style:base-cell-address="Feuille1.AG38"/>
      <style:map style:condition="cell-content()&lt;[$Feuille1.$AH38]*0.7" style:apply-style-name="Sans_20_nom3" style:base-cell-address="Feuille1.AG38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39]*0.7,[$Feuille1.$AH39]*1.3)" style:apply-style-name="Sans_20_nom1" style:base-cell-address="Feuille1.AG39"/>
      <style:map style:condition="cell-content()&gt;[$Feuille1.$AH39]*1.3" style:apply-style-name="Sans_20_nom2" style:base-cell-address="Feuille1.AG39"/>
      <style:map style:condition="cell-content()&lt;[$Feuille1.$AH39]*0.7" style:apply-style-name="Sans_20_nom3" style:base-cell-address="Feuille1.AG39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0]*0.7,[$Feuille1.$AH40]*1.3)" style:apply-style-name="Sans_20_nom1" style:base-cell-address="Feuille1.AG40"/>
      <style:map style:condition="cell-content()&gt;[$Feuille1.$AH40]*1.3" style:apply-style-name="Sans_20_nom2" style:base-cell-address="Feuille1.AG40"/>
      <style:map style:condition="cell-content()&lt;[$Feuille1.$AH40]*0.7" style:apply-style-name="Sans_20_nom3" style:base-cell-address="Feuille1.AG4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1]*0.7,[$Feuille1.$AH41]*1.3)" style:apply-style-name="Sans_20_nom1" style:base-cell-address="Feuille1.AG41"/>
      <style:map style:condition="cell-content()&gt;[$Feuille1.$AH41]*1.3" style:apply-style-name="Sans_20_nom2" style:base-cell-address="Feuille1.AG41"/>
      <style:map style:condition="cell-content()&lt;[$Feuille1.$AH41]*0.7" style:apply-style-name="Sans_20_nom3" style:base-cell-address="Feuille1.AG41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2]*0.7,[$Feuille1.$AH42]*1.3)" style:apply-style-name="Sans_20_nom1" style:base-cell-address="Feuille1.AG42"/>
      <style:map style:condition="cell-content()&gt;[$Feuille1.$AH42]*1.3" style:apply-style-name="Sans_20_nom2" style:base-cell-address="Feuille1.AG42"/>
      <style:map style:condition="cell-content()&lt;[$Feuille1.$AH42]*0.7" style:apply-style-name="Sans_20_nom3" style:base-cell-address="Feuille1.AG42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3]*0.7,[$Feuille1.$AH43]*1.3)" style:apply-style-name="Sans_20_nom1" style:base-cell-address="Feuille1.AG43"/>
      <style:map style:condition="cell-content()&gt;[$Feuille1.$AH43]*1.3" style:apply-style-name="Sans_20_nom2" style:base-cell-address="Feuille1.AG43"/>
      <style:map style:condition="cell-content()&lt;[$Feuille1.$AH43]*0.7" style:apply-style-name="Sans_20_nom3" style:base-cell-address="Feuille1.AG43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4]*0.7,[$Feuille1.$AH44]*1.3)" style:apply-style-name="Sans_20_nom1" style:base-cell-address="Feuille1.AG44"/>
      <style:map style:condition="cell-content()&gt;[$Feuille1.$AH44]*1.3" style:apply-style-name="Sans_20_nom2" style:base-cell-address="Feuille1.AG44"/>
      <style:map style:condition="cell-content()&lt;[$Feuille1.$AH44]*0.7" style:apply-style-name="Sans_20_nom3" style:base-cell-address="Feuille1.AG44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5]*0.7,[$Feuille1.$AH45]*1.3)" style:apply-style-name="Sans_20_nom1" style:base-cell-address="Feuille1.AG45"/>
      <style:map style:condition="cell-content()&gt;[$Feuille1.$AH45]*1.3" style:apply-style-name="Sans_20_nom2" style:base-cell-address="Feuille1.AG45"/>
      <style:map style:condition="cell-content()&lt;[$Feuille1.$AH45]*0.7" style:apply-style-name="Sans_20_nom3" style:base-cell-address="Feuille1.AG45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6]*0.7,[$Feuille1.$AH46]*1.3)" style:apply-style-name="Sans_20_nom1" style:base-cell-address="Feuille1.AG46"/>
      <style:map style:condition="cell-content()&gt;[$Feuille1.$AH46]*1.3" style:apply-style-name="Sans_20_nom2" style:base-cell-address="Feuille1.AG46"/>
      <style:map style:condition="cell-content()&lt;[$Feuille1.$AH46]*0.7" style:apply-style-name="Sans_20_nom3" style:base-cell-address="Feuille1.AG46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7]*0.7,[$Feuille1.$AH47]*1.3)" style:apply-style-name="Sans_20_nom1" style:base-cell-address="Feuille1.AG47"/>
      <style:map style:condition="cell-content()&gt;[$Feuille1.$AH47]*1.3" style:apply-style-name="Sans_20_nom2" style:base-cell-address="Feuille1.AG47"/>
      <style:map style:condition="cell-content()&lt;[$Feuille1.$AH47]*0.7" style:apply-style-name="Sans_20_nom3" style:base-cell-address="Feuille1.AG47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  <style:map style:condition="cell-content-is-between([$Feuille1.$AH48]*0.7,[$Feuille1.$AH48]*1.3)" style:apply-style-name="Sans_20_nom1" style:base-cell-address="Feuille1.AG48"/>
      <style:map style:condition="cell-content()&gt;[$Feuille1.$AH48]*1.3" style:apply-style-name="Sans_20_nom2" style:base-cell-address="Feuille1.AG48"/>
      <style:map style:condition="cell-content()&lt;[$Feuille1.$AH48]*0.7" style:apply-style-name="Sans_20_nom3" style:base-cell-address="Feuille1.AG48"/>
    </style:style>
    <style:style style:name="ce10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map style:condition="cell-content()=[$Feuille1.$AG23]" style:apply-style-name="Sans_20_nom1" style:base-cell-address="Feuille1.AH23"/>
    </style:style>
    <style:style style:name="ce10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0000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Roboto Mono" fo:font-size="14pt" style:font-size-asian="14pt" style:font-size-complex="14pt"/>
    </style:style>
    <style:style style:name="ce10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Roboto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font-name="Roboto Mono" fo:font-size="14pt" style:font-size-asian="14pt" style:font-size-complex="14pt"/>
    </style:style>
    <style:style style:name="ce1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font-name="Roboto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Roboto Mono" fo:font-size="14pt" fo:font-style="normal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3" table:number-columns-repeated="2" table:default-cell-style-name="ce9"/>
        <table:table-column table:style-name="co4" table:default-cell-style-name="ce9"/>
        <table:table-column table:style-name="co3" table:number-columns-repeated="2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8" table:default-cell-style-name="ce9"/>
        <table:table-column table:style-name="co3" table:number-columns-repeated="977" table:default-cell-style-name="ce9"/>
        <table:table-column table:style-name="co3" table:number-columns-repeated="3" table:default-cell-style-name="Default"/>
        <table:table-row table:style-name="ro5"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5"/>
          <table:table-cell/>
          <table:table-cell table:style-name="ce55" office:value-type="string" calcext:value-type="string">
            <text:p>Message</text:p>
          </table:table-cell>
          <table:table-cell table:style-name="ce55" office:value-type="string" calcext:value-type="string">
            <text:p>Jour</text:p>
          </table:table-cell>
          <table:table-cell table:style-name="ce55" office:value-type="string" calcext:value-type="string">
            <text:p>Heure</text:p>
          </table:table-cell>
          <table:table-cell table:style-name="ce69"/>
          <table:table-cell table:number-columns-repeated="994"/>
        </table:table-row>
        <table:table-row table:style-name="ro5">
          <table:table-cell table:style-name="ce8" table:number-columns-repeated="3"/>
          <table:table-cell table:style-name="ce10" table:number-columns-repeated="18"/>
          <table:table-cell table:style-name="ce8" table:number-columns-repeated="4"/>
          <table:table-cell/>
          <table:table-cell table:style-name="Default"/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R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E</text:p>
          </table:table-cell>
          <table:table-cell table:style-name="ce10"/>
          <table:table-cell table:style-name="ce8" table:number-columns-repeated="4"/>
          <table:table-cell/>
          <table:table-cell table:style-name="ce56" office:value-type="string" calcext:value-type="string">
            <text:p>Bonjour</text:p>
          </table:table-cell>
          <table:table-cell/>
          <table:table-cell office:value-type="string" calcext:value-type="string">
            <text:p>6:00 – 10:00</text:p>
          </table:table-cell>
          <table:table-cell table:number-columns-repeated="995"/>
        </table:table-row>
        <table:table-row table:style-name="ro5"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4" office:value-type="string" calcext:value-type="string">
            <text:p>C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X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O</text:p>
          </table:table-cell>
          <table:table-cell table:style-name="ce45" office:value-type="string" calcext:value-type="string">
            <text:p>N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10"/>
          <table:table-cell table:style-name="ce8" table:number-columns-repeated="4"/>
          <table:table-cell/>
          <table:table-cell table:style-name="ce57" office:value-type="string" calcext:value-type="string">
            <text:p>Joyeux anniversaire Lise de la part de Rémi &lt;3</text:p>
          </table:table-cell>
          <table:table-cell table:style-name="ce67" office:value-type="date" office:date-value="2017-03-18" calcext:value-type="date">
            <text:p>18/03/17</text:p>
          </table:table-cell>
          <table:table-cell table:number-columns-repeated="996"/>
        </table:table-row>
        <table:table-row table:style-name="ro5"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L</text:p>
          </table:table-cell>
          <table:table-cell table:style-name="ce38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E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 table:style-name="ce38" office:value-type="string" calcext:value-type="string">
            <text:p>D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R</text:p>
          </table:table-cell>
          <table:table-cell table:style-name="ce49" office:value-type="string" calcext:value-type="string">
            <text:p>I</text:p>
          </table:table-cell>
          <table:table-cell table:style-name="ce49" office:value-type="string" calcext:value-type="string">
            <text:p>E</text:p>
          </table:table-cell>
          <table:table-cell table:style-name="ce10"/>
          <table:table-cell table:style-name="ce8" table:number-columns-repeated="4"/>
          <table:table-cell/>
          <table:table-cell table:style-name="ce56" office:value-type="string" calcext:value-type="string">
            <text:p>Bonsoir</text:p>
          </table:table-cell>
          <table:table-cell/>
          <table:table-cell office:value-type="string" calcext:value-type="string">
            <text:p>18:00 – 20:00</text:p>
          </table:table-cell>
          <table:table-cell table:number-columns-repeated="995"/>
        </table:table-row>
        <table:table-row table:style-name="ro5"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T</text:p>
          </table:table-cell>
          <table:table-cell table:style-name="ce25" office:value-type="string" calcext:value-type="string">
            <text:p>A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E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R</text:p>
          </table:table-cell>
          <table:table-cell table:style-name="ce50" office:value-type="string" calcext:value-type="string">
            <text:p>E</text:p>
          </table:table-cell>
          <table:table-cell table:style-name="ce10"/>
          <table:table-cell table:style-name="ce8" table:number-columns-repeated="4"/>
          <table:table-cell/>
          <table:table-cell table:style-name="ce58" office:value-type="string" calcext:value-type="string">
            <text:p>Bonne année</text:p>
          </table:table-cell>
          <table:table-cell table:style-name="ce67" office:value-type="date" office:date-value="2017-01-01" calcext:value-type="date">
            <text:p>01/01/17</text:p>
          </table:table-cell>
          <table:table-cell table:number-columns-repeated="996"/>
        </table:table-row>
        <table:table-row table:style-name="ro5"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L</text:p>
          </table:table-cell>
          <table:table-cell table:style-name="ce34" office:value-type="string" calcext:value-type="string">
            <text:p>J</text:p>
          </table:table-cell>
          <table:table-cell table:style-name="ce36" office:value-type="string" calcext:value-type="string">
            <text:p>O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I</text:p>
          </table:table-cell>
          <table:table-cell table:style-name="ce10"/>
          <table:table-cell table:style-name="ce8" table:number-columns-repeated="4"/>
          <table:table-cell/>
          <table:table-cell table:style-name="ce58" office:value-type="string" calcext:value-type="string">
            <text:p>Bon weekend</text:p>
          </table:table-cell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8" office:value-type="string" calcext:value-type="string">
            <text:p>P</text:p>
          </table:table-cell>
          <table:table-cell table:style-name="ce27" office:value-type="string" calcext:value-type="string">
            <text:p>E</text:p>
          </table:table-cell>
          <table:table-cell table:style-name="ce35" office:value-type="string" calcext:value-type="string">
            <text:p>S</text:p>
          </table:table-cell>
          <table:table-cell table:style-name="ce35" office:value-type="string" calcext:value-type="string">
            <text:p>T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O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43" office:value-type="string" calcext:value-type="string">
            <text:p>E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C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E</text:p>
          </table:table-cell>
          <table:table-cell table:style-name="ce34" office:value-type="string" calcext:value-type="string">
            <text:p>S</text:p>
          </table:table-cell>
          <table:table-cell table:style-name="ce10"/>
          <table:table-cell table:style-name="ce8" table:number-columns-repeated="4"/>
          <table:table-cell/>
          <table:table-cell table:style-name="ce57" office:value-type="string" calcext:value-type="string">
            <text:p>Joyeux anniversaire Rémi</text:p>
          </table:table-cell>
          <table:table-cell table:style-name="ce67" office:value-type="date" office:date-value="2017-11-04" calcext:value-type="date">
            <text:p>04/11/17</text:p>
          </table:table-cell>
          <table:table-cell table:number-columns-repeated="996"/>
        </table:table-row>
        <table:table-row table:style-name="ro5"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9" office:value-type="string" calcext:value-type="string">
            <text:p>Q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E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O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string" calcext:value-type="string">
            <text:p>L</text:p>
          </table:table-cell>
          <table:table-cell table:style-name="ce43" office:value-type="string" calcext:value-type="string">
            <text:p>A</text:p>
          </table:table-cell>
          <table:table-cell table:number-columns-repeated="2" table:style-name="ce38" office:value-type="string" calcext:value-type="string">
            <text:p>N</text:p>
          </table:table-cell>
          <table:table-cell table:number-columns-repeated="2" table:style-name="ce38" office:value-type="string" calcext:value-type="string">
            <text:p>E</text:p>
          </table:table-cell>
          <table:table-cell table:style-name="ce14" office:value-type="string" calcext:value-type="string">
            <text:p>L</text:p>
          </table:table-cell>
          <table:table-cell table:style-name="ce10"/>
          <table:table-cell table:style-name="ce8" table:number-columns-repeated="4"/>
          <table:table-cell/>
          <table:table-cell table:style-name="ce57" office:value-type="string" calcext:value-type="string">
            <text:p>Joyeux anniversaire</text:p>
          </table:table-cell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20" office:value-type="string" calcext:value-type="string">
            <text:p>H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T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14" office:value-type="string" calcext:value-type="string">
            <text:p>C</text:p>
          </table:table-cell>
          <table:table-cell table:style-name="ce10"/>
          <table:table-cell table:style-name="ce8" table:number-columns-repeated="2"/>
          <table:table-cell table:style-name="Default" table:number-columns-repeated="3"/>
          <table:table-cell table:style-name="ce59" office:value-type="string" calcext:value-type="string">
            <text:p>Je t’aime Lise &lt;3</text:p>
          </table:table-cell>
          <table:table-cell table:style-name="ce68" table:number-columns-repeated="2"/>
          <table:table-cell table:number-columns-repeated="995"/>
        </table:table-row>
        <table:table-row table:style-name="ro6">
          <table:table-cell table:style-name="ce8" table:number-columns-repeated="2"/>
          <table:table-cell table:style-name="ce10" office:value-type="float" office:value="9" calcext:value-type="float">
            <text:p>9</text:p>
          </table:table-cell>
          <table:table-cell table:style-name="ce11"/>
          <table:table-cell table:style-name="ce20" office:value-type="string" calcext:value-type="string">
            <text:p>U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I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E</text:p>
          </table:table-cell>
          <table:table-cell table:style-name="ce27" office:value-type="string" calcext:value-type="string">
            <text:p>M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I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I</text:p>
          </table:table-cell>
          <table:table-cell table:style-name="ce20" office:value-type="string" calcext:value-type="string">
            <text:p>X</text:p>
          </table:table-cell>
          <table:table-cell table:style-name="ce12"/>
          <table:table-cell table:style-name="ce8" table:number-columns-repeated="4"/>
          <table:table-cell/>
          <table:table-cell table:style-name="ce60" office:value-type="string" calcext:value-type="string">
            <text:p>Vive la France</text:p>
          </table:table-cell>
          <table:table-cell table:style-name="ce67" office:value-type="date" office:date-value="2017-07-14" calcext:value-type="date">
            <text:p>14/07/17</text:p>
          </table:table-cell>
          <table:table-cell table:number-columns-repeated="996"/>
        </table:table-row>
        <table:table-row table:style-name="ro5"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12"/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X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N</text:p>
          </table:table-cell>
          <table:table-cell table:style-name="ce20" office:value-type="string" calcext:value-type="string">
            <text:p>Q</text:p>
          </table:table-cell>
          <table:table-cell table:style-name="ce10"/>
          <table:table-cell table:style-name="ce8" table:number-columns-repeated="4"/>
          <table:table-cell/>
          <table:table-cell table:style-name="ce61" office:value-type="string" calcext:value-type="string">
            <text:p>Horloge à mots par Rémi</text:p>
          </table:table-cell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12"/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E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T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E</text:p>
          </table:table-cell>
          <table:table-cell table:style-name="ce12"/>
          <table:table-cell table:style-name="ce8" table:number-columns-repeated="4"/>
          <table:table-cell/>
          <table:table-cell table:style-name="ce62" office:value-type="string" calcext:value-type="string">
            <text:p>Joyeux Noël</text:p>
          </table:table-cell>
          <table:table-cell table:style-name="ce67" office:value-type="date" office:date-value="2017-12-25" calcext:value-type="date">
            <text:p>25/12/17</text:p>
          </table:table-cell>
          <table:table-cell table:number-columns-repeated="996"/>
        </table:table-row>
        <table:table-row table:style-name="ro5"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10"/>
          <table:table-cell table:style-name="ce22" office:value-type="string" calcext:value-type="string">
            <text:p>M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E</text:p>
          </table:table-cell>
          <table:table-cell table:style-name="ce27" office:value-type="string" calcext:value-type="string">
            <text:p>S</text:p>
          </table:table-cell>
          <table:table-cell table:style-name="ce39" office:value-type="string" calcext:value-type="string">
            <text:p>L</text:p>
          </table:table-cell>
          <table:table-cell table:style-name="ce39" office:value-type="string" calcext:value-type="string">
            <text:p>A</text:p>
          </table:table-cell>
          <table:table-cell table:style-name="ce51" office:value-type="string" calcext:value-type="string">
            <text:p>R</text:p>
          </table:table-cell>
          <table:table-cell table:style-name="ce52" office:value-type="string" calcext:value-type="string">
            <text:p>P</text:p>
          </table:table-cell>
          <table:table-cell table:style-name="ce10"/>
          <table:table-cell table:style-name="ce8" table:number-columns-repeated="3"/>
          <table:table-cell table:style-name="Default" table:number-columns-repeated="2"/>
          <table:table-cell table:style-name="ce62" office:value-type="string" calcext:value-type="string">
            <text:p>Joyeux Noël</text:p>
          </table:table-cell>
          <table:table-cell table:style-name="ce67" office:value-type="date" office:date-value="2017-12-24" calcext:value-type="date">
            <text:p>24/12/17</text:p>
          </table:table-cell>
          <table:table-cell office:value-type="string" calcext:value-type="string">
            <text:p>19:00 – 00:00</text:p>
          </table:table-cell>
          <table:table-cell table:number-columns-repeated="995"/>
        </table:table-row>
        <table:table-row table:style-name="ro5"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10"/>
          <table:table-cell table:style-name="ce14" office:value-type="string" calcext:value-type="string">
            <text:p>A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T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style-name="ce47" office:value-type="string" calcext:value-type="string">
            <text:p>U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E</text:p>
          </table:table-cell>
          <table:table-cell table:style-name="ce12"/>
          <table:table-cell table:style-name="ce8" table:number-columns-repeated="4"/>
          <table:table-cell/>
          <table:table-cell table:style-name="ce63" office:value-type="string" calcext:value-type="string">
            <text:p>Test</text:p>
          </table:table-cell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10"/>
          <table:table-cell table:style-name="ce23" office:value-type="string" calcext:value-type="string">
            <text:p>M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S</text:p>
          </table:table-cell>
          <table:table-cell table:style-name="ce25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string" calcext:value-type="string">
            <text:p>T</text:p>
          </table:table-cell>
          <table:table-cell table:style-name="ce47" office:value-type="string" calcext:value-type="string">
            <text:p>S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I</text:p>
          </table:table-cell>
          <table:table-cell table:style-name="ce33" office:value-type="string" calcext:value-type="string">
            <text:p>X</text:p>
          </table:table-cell>
          <table:table-cell table:style-name="ce47" office:value-type="string" calcext:value-type="string">
            <text:p>L</text:p>
          </table:table-cell>
          <table:table-cell table:style-name="ce14" office:value-type="string" calcext:value-type="string">
            <text:p>D</text:p>
          </table:table-cell>
          <table:table-cell table:style-name="ce10"/>
          <table:table-cell table:style-name="ce8" table:number-columns-repeated="4"/>
          <table:table-cell/>
          <table:table-cell table:style-name="ce63" office:value-type="string" calcext:value-type="string">
            <text:p>Nuit</text:p>
          </table:table-cell>
          <table:table-cell table:style-name="Default" table:number-columns-repeated="3"/>
          <table:table-cell table:number-columns-repeated="994"/>
        </table:table-row>
        <table:table-row table:style-name="ro5"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12"/>
          <table:table-cell table:style-name="ce14" office:value-type="string" calcext:value-type="string">
            <text:p>U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M</text:p>
          </table:table-cell>
          <table:table-cell table:style-name="ce40" office:value-type="string" calcext:value-type="string">
            <text:p>I</text:p>
          </table:table-cell>
          <table:table-cell table:style-name="ce33" office:value-type="string" calcext:value-type="string">
            <text:p>E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T</text:p>
          </table:table-cell>
          <table:table-cell table:style-name="ce33" office:value-type="string" calcext:value-type="string">
            <text:p>S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Q</text:p>
          </table:table-cell>
          <table:table-cell table:style-name="ce10"/>
          <table:table-cell table:style-name="ce8" table:number-columns-repeated="4"/>
          <table:table-cell/>
          <table:table-cell table:style-name="ce63" office:value-type="string" calcext:value-type="string">
            <text:p>Jour</text:p>
          </table:table-cell>
          <table:table-cell table:number-columns-repeated="997"/>
        </table:table-row>
        <table:table-row table:style-name="ro5"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10"/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R</text:p>
          </table:table-cell>
          <table:table-cell table:style-name="ce14" office:value-type="string" calcext:value-type="string">
            <text:p>M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string" calcext:value-type="string">
            <text:p>♥</text:p>
          </table:table-cell>
          <table:table-cell table:style-name="ce10"/>
          <table:table-cell table:style-name="ce8" table:number-columns-repeated="4"/>
          <table:table-cell/>
          <table:table-cell table:style-name="ce64" office:value-type="string" calcext:value-type="string">
            <text:p>Joyeuse fêtes</text:p>
          </table:table-cell>
          <table:table-cell table:style-name="ce67" office:value-type="date" office:date-value="2017-12-06" calcext:value-type="date">
            <text:p>06/12/17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5">
          <table:table-cell table:style-name="ce8" table:number-columns-repeated="3"/>
          <table:table-cell table:style-name="ce10" table:number-columns-repeated="18"/>
          <table:table-cell table:style-name="ce8" table:number-columns-repeated="4"/>
          <table:table-cell/>
          <table:table-cell table:style-name="ce65" office:value-type="string" calcext:value-type="string">
            <text:p>Férié</text:p>
          </table:table-cell>
          <table:table-cell table:number-columns-repeated="997"/>
        </table:table-row>
        <table:table-row table:style-name="ro5">
          <table:table-cell table:style-name="ce8" table:number-columns-repeated="5"/>
          <table:table-cell table:style-name="Default" table:number-columns-repeated="4"/>
          <table:table-cell table:style-name="ce8" table:number-columns-repeated="2"/>
          <table:table-cell table:style-name="Default"/>
          <table:table-cell table:style-name="ce8" table:number-columns-repeated="13"/>
          <table:table-cell/>
          <table:table-cell table:style-name="ce64" office:value-type="string" calcext:value-type="string">
            <text:p>Joyeuse fête Lise</text:p>
          </table:table-cell>
          <table:table-cell table:style-name="ce67" office:value-type="date" office:date-value="2017-11-17" calcext:value-type="date">
            <text:p>17/11/17</text:p>
          </table:table-cell>
          <table:table-cell table:number-columns-repeated="996"/>
        </table:table-row>
        <table:table-row table:style-name="ro5">
          <table:table-cell table:style-name="ce8" table:number-columns-repeated="5"/>
          <table:table-cell table:style-name="Default" table:number-columns-repeated="3"/>
          <table:table-cell table:style-name="ce8" table:number-columns-repeated="3"/>
          <table:table-cell table:style-name="Default" table:number-columns-repeated="4"/>
          <table:table-cell table:style-name="ce8" table:number-columns-repeated="10"/>
          <table:table-cell/>
          <table:table-cell table:style-name="Default" table:number-columns-repeated="4"/>
          <table:table-cell table:number-columns-repeated="994"/>
        </table:table-row>
        <table:table-row table:style-name="ro5">
          <table:table-cell table:style-name="ce8" table:number-columns-repeated="5"/>
          <table:table-cell table:style-name="Default" table:number-columns-repeated="2"/>
          <table:table-cell table:style-name="ce8"/>
          <table:table-cell table:style-name="Default" table:number-columns-repeated="4"/>
          <table:table-cell table:style-name="ce8" table:number-columns-repeated="13"/>
          <table:table-cell/>
          <table:table-cell table:style-name="Default" table:number-columns-repeated="3"/>
          <table:table-cell table:style-name="ce70" office:value-type="string" calcext:value-type="string">
            <text:p>Numéro</text:p>
          </table:table-cell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ettre</text:p>
          </table:table-cell>
          <table:table-cell table:style-name="ce70" office:value-type="string" calcext:value-type="string">
            <text:p>Apparition réelle</text:p>
          </table:table-cell>
          <table:table-cell table:style-name="ce70" office:value-type="string" calcext:value-type="string">
            <text:p>Apparition normale</text:p>
          </table:table-cell>
          <table:table-cell table:style-name="ce70" office:value-type="string" calcext:value-type="string">
            <text:p>Fréquence en français</text:p>
          </table:table-cell>
          <table:table-cell table:style-name="Default"/>
          <table:table-cell table:number-columns-repeated="988"/>
        </table:table-row>
        <table:table-row table:style-name="ro5">
          <table:table-cell table:style-name="ce8" table:number-columns-repeated="25"/>
          <table:table-cell/>
          <table:table-cell table:style-name="ce66"/>
          <table:table-cell/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table:formula="of:=[.AD23]+64" office:value-type="float" office:value="65" calcext:value-type="float">
            <text:p>65</text:p>
          </table:table-cell>
          <table:table-cell table:style-name="ce12" table:formula="of:=CHAR([.AE23])" office:value-type="string" office:string-value="A" calcext:value-type="string">
            <text:p>A</text:p>
          </table:table-cell>
          <table:table-cell table:style-name="ce71" table:number-matrix-columns-spanned="1" table:number-matrix-rows-spanned="1" table:formula="of:=SUM(IF(CODE([.$E$3:.$T$18])=[.AE23];1;0))" office:value-type="float" office:value="16" calcext:value-type="float">
            <text:p>16</text:p>
          </table:table-cell>
          <table:table-cell table:style-name="ce104" table:formula="of:=ROUND([.AI23]*(16*16-1)/100)" office:value-type="float" office:value="21" calcext:value-type="float">
            <text:p>21</text:p>
          </table:table-cell>
          <table:table-cell table:style-name="Default" office:value-type="float" office:value="8.4" calcext:value-type="float">
            <text:p>8,4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2" table:formula="of:=[.AD24]+64" office:value-type="float" office:value="66" calcext:value-type="float">
            <text:p>66</text:p>
          </table:table-cell>
          <table:table-cell table:style-name="ce12" table:formula="of:=CHAR([.AE24])" office:value-type="string" office:string-value="B" calcext:value-type="string">
            <text:p>B</text:p>
          </table:table-cell>
          <table:table-cell table:style-name="ce72" table:number-matrix-columns-spanned="1" table:number-matrix-rows-spanned="1" table:formula="of:=SUM(IF(CODE([.$E$3:.$T$18])=[.AE24];1;0))" office:value-type="float" office:value="3" calcext:value-type="float">
            <text:p>3</text:p>
          </table:table-cell>
          <table:table-cell table:style-name="ce104" table:formula="of:=ROUND([.AI24]*(16*16-1)/100)" office:value-type="float" office:value="3" calcext:value-type="float">
            <text:p>3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2" table:formula="of:=[.AD25]+64" office:value-type="float" office:value="67" calcext:value-type="float">
            <text:p>67</text:p>
          </table:table-cell>
          <table:table-cell table:style-name="ce12" table:formula="of:=CHAR([.AE25])" office:value-type="string" office:string-value="C" calcext:value-type="string">
            <text:p>C</text:p>
          </table:table-cell>
          <table:table-cell table:style-name="ce73" table:number-matrix-columns-spanned="1" table:number-matrix-rows-spanned="1" table:formula="of:=SUM(IF(CODE([.$E$3:.$T$18])=[.AE25];1;0))" office:value-type="float" office:value="7" calcext:value-type="float">
            <text:p>7</text:p>
          </table:table-cell>
          <table:table-cell table:style-name="ce104" table:formula="of:=ROUND([.AI25]*(16*16-1)/100)" office:value-type="float" office:value="8" calcext:value-type="float">
            <text:p>8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2" table:formula="of:=[.AD26]+64" office:value-type="float" office:value="68" calcext:value-type="float">
            <text:p>68</text:p>
          </table:table-cell>
          <table:table-cell table:style-name="ce12" table:formula="of:=CHAR([.AE26])" office:value-type="string" office:string-value="D" calcext:value-type="string">
            <text:p>D</text:p>
          </table:table-cell>
          <table:table-cell table:style-name="ce74" table:number-matrix-columns-spanned="1" table:number-matrix-rows-spanned="1" table:formula="of:=SUM(IF(CODE([.$E$3:.$T$18])=[.AE26];1;0))" office:value-type="float" office:value="9" calcext:value-type="float">
            <text:p>9</text:p>
          </table:table-cell>
          <table:table-cell table:style-name="ce104" table:formula="of:=ROUND([.AI26]*(16*16-1)/100)" office:value-type="float" office:value="11" calcext:value-type="float">
            <text:p>11</text:p>
          </table:table-cell>
          <table:table-cell table:style-name="Default" office:value-type="float" office:value="4.18" calcext:value-type="float">
            <text:p>4,18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2" table:formula="of:=[.AD27]+64" office:value-type="float" office:value="69" calcext:value-type="float">
            <text:p>69</text:p>
          </table:table-cell>
          <table:table-cell table:style-name="ce12" table:formula="of:=CHAR([.AE27])" office:value-type="string" office:string-value="E" calcext:value-type="string">
            <text:p>E</text:p>
          </table:table-cell>
          <table:table-cell table:style-name="ce75" table:number-matrix-columns-spanned="1" table:number-matrix-rows-spanned="1" table:formula="of:=SUM(IF(CODE([.$E$3:.$T$18])=[.AE27];1;0))" office:value-type="float" office:value="39" calcext:value-type="float">
            <text:p>39</text:p>
          </table:table-cell>
          <table:table-cell table:style-name="ce104" table:formula="of:=ROUND([.AI27]*(16*16-1)/100)" office:value-type="float" office:value="44" calcext:value-type="float">
            <text:p>44</text:p>
          </table:table-cell>
          <table:table-cell table:style-name="Default" office:value-type="float" office:value="17.26" calcext:value-type="float">
            <text:p>17,26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6" calcext:value-type="float">
            <text:p>6</text:p>
          </table:table-cell>
          <table:table-cell table:style-name="ce12" table:formula="of:=[.AD28]+64" office:value-type="float" office:value="70" calcext:value-type="float">
            <text:p>70</text:p>
          </table:table-cell>
          <table:table-cell table:style-name="ce12" table:formula="of:=CHAR([.AE28])" office:value-type="string" office:string-value="F" calcext:value-type="string">
            <text:p>F</text:p>
          </table:table-cell>
          <table:table-cell table:style-name="ce76" table:number-matrix-columns-spanned="1" table:number-matrix-rows-spanned="1" table:formula="of:=SUM(IF(CODE([.$E$3:.$T$18])=[.AE28];1;0))" office:value-type="float" office:value="4" calcext:value-type="float">
            <text:p>4</text:p>
          </table:table-cell>
          <table:table-cell table:style-name="ce104" table:formula="of:=ROUND([.AI28]*(16*16-1)/100)" office:value-type="float" office:value="3" calcext:value-type="float">
            <text:p>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7" calcext:value-type="float">
            <text:p>7</text:p>
          </table:table-cell>
          <table:table-cell table:style-name="ce12" table:formula="of:=[.AD29]+64" office:value-type="float" office:value="71" calcext:value-type="float">
            <text:p>71</text:p>
          </table:table-cell>
          <table:table-cell table:style-name="ce12" table:formula="of:=CHAR([.AE29])" office:value-type="string" office:string-value="G" calcext:value-type="string">
            <text:p>G</text:p>
          </table:table-cell>
          <table:table-cell table:style-name="ce77" table:number-matrix-columns-spanned="1" table:number-matrix-rows-spanned="1" table:formula="of:=SUM(IF(CODE([.$E$3:.$T$18])=[.AE29];1;0))" office:value-type="float" office:value="3" calcext:value-type="float">
            <text:p>3</text:p>
          </table:table-cell>
          <table:table-cell table:style-name="ce104" table:formula="of:=ROUND([.AI29]*(16*16-1)/100)" office:value-type="float" office:value="3" calcext:value-type="float">
            <text:p>3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8" calcext:value-type="float">
            <text:p>8</text:p>
          </table:table-cell>
          <table:table-cell table:style-name="ce12" table:formula="of:=[.AD30]+64" office:value-type="float" office:value="72" calcext:value-type="float">
            <text:p>72</text:p>
          </table:table-cell>
          <table:table-cell table:style-name="ce12" table:formula="of:=CHAR([.AE30])" office:value-type="string" office:string-value="H" calcext:value-type="string">
            <text:p>H</text:p>
          </table:table-cell>
          <table:table-cell table:style-name="ce78" table:number-matrix-columns-spanned="1" table:number-matrix-rows-spanned="1" table:formula="of:=SUM(IF(CODE([.$E$3:.$T$18])=[.AE30];1;0))" office:value-type="float" office:value="3" calcext:value-type="float">
            <text:p>3</text:p>
          </table:table-cell>
          <table:table-cell table:style-name="ce104" table:formula="of:=ROUND([.AI30]*(16*16-1)/100)" office:value-type="float" office:value="2" calcext:value-type="float">
            <text:p>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9" calcext:value-type="float">
            <text:p>9</text:p>
          </table:table-cell>
          <table:table-cell table:style-name="ce12" table:formula="of:=[.AD31]+64" office:value-type="float" office:value="73" calcext:value-type="float">
            <text:p>73</text:p>
          </table:table-cell>
          <table:table-cell table:style-name="ce12" table:formula="of:=CHAR([.AE31])" office:value-type="string" office:string-value="I" calcext:value-type="string">
            <text:p>I</text:p>
          </table:table-cell>
          <table:table-cell table:style-name="ce79" table:number-matrix-columns-spanned="1" table:number-matrix-rows-spanned="1" table:formula="of:=SUM(IF(CODE([.$E$3:.$T$18])=[.AE31];1;0))" office:value-type="float" office:value="25" calcext:value-type="float">
            <text:p>25</text:p>
          </table:table-cell>
          <table:table-cell table:style-name="ce104" table:formula="of:=ROUND([.AI31]*(16*16-1)/100)" office:value-type="float" office:value="19" calcext:value-type="float">
            <text:p>19</text:p>
          </table:table-cell>
          <table:table-cell table:style-name="Default" office:value-type="float" office:value="7.34" calcext:value-type="float">
            <text:p>7,34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0" calcext:value-type="float">
            <text:p>10</text:p>
          </table:table-cell>
          <table:table-cell table:style-name="ce12" table:formula="of:=[.AD32]+64" office:value-type="float" office:value="74" calcext:value-type="float">
            <text:p>74</text:p>
          </table:table-cell>
          <table:table-cell table:style-name="ce12" table:formula="of:=CHAR([.AE32])" office:value-type="string" office:string-value="J" calcext:value-type="string">
            <text:p>J</text:p>
          </table:table-cell>
          <table:table-cell table:style-name="ce80" table:number-matrix-columns-spanned="1" table:number-matrix-rows-spanned="1" table:formula="of:=SUM(IF(CODE([.$E$3:.$T$18])=[.AE32];1;0))" office:value-type="float" office:value="5" calcext:value-type="float">
            <text:p>5</text:p>
          </table:table-cell>
          <table:table-cell table:style-name="ce104" table:formula="of:=ROUND([.AI32]*(16*16-1)/100)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,31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1" calcext:value-type="float">
            <text:p>11</text:p>
          </table:table-cell>
          <table:table-cell table:style-name="ce12" table:formula="of:=[.AD33]+64" office:value-type="float" office:value="75" calcext:value-type="float">
            <text:p>75</text:p>
          </table:table-cell>
          <table:table-cell table:style-name="ce12" table:formula="of:=CHAR([.AE33])" office:value-type="string" office:string-value="K" calcext:value-type="string">
            <text:p>K</text:p>
          </table:table-cell>
          <table:table-cell table:style-name="ce81" table:number-matrix-columns-spanned="1" table:number-matrix-rows-spanned="1" table:formula="of:=SUM(IF(CODE([.$E$3:.$T$18])=[.AE33];1;0))" office:value-type="float" office:value="1" calcext:value-type="float">
            <text:p>1</text:p>
          </table:table-cell>
          <table:table-cell table:style-name="ce104" table:formula="of:=ROUND([.AI33]*(16*16-1)/100)" office:value-type="float" office:value="0" calcext:value-type="float">
            <text:p>0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2" calcext:value-type="float">
            <text:p>12</text:p>
          </table:table-cell>
          <table:table-cell table:style-name="ce12" table:formula="of:=[.AD34]+64" office:value-type="float" office:value="76" calcext:value-type="float">
            <text:p>76</text:p>
          </table:table-cell>
          <table:table-cell table:style-name="ce12" table:formula="of:=CHAR([.AE34])" office:value-type="string" office:string-value="L" calcext:value-type="string">
            <text:p>L</text:p>
          </table:table-cell>
          <table:table-cell table:style-name="ce82" table:number-matrix-columns-spanned="1" table:number-matrix-rows-spanned="1" table:formula="of:=SUM(IF(CODE([.$E$3:.$T$18])=[.AE34];1;0))" office:value-type="float" office:value="11" calcext:value-type="float">
            <text:p>11</text:p>
          </table:table-cell>
          <table:table-cell table:style-name="ce104" table:formula="of:=ROUND([.AI34]*(16*16-1)/100)" office:value-type="float" office:value="15" calcext:value-type="float">
            <text:p>15</text:p>
          </table:table-cell>
          <table:table-cell table:style-name="Default" office:value-type="float" office:value="6.01" calcext:value-type="float">
            <text:p>6,01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3" calcext:value-type="float">
            <text:p>13</text:p>
          </table:table-cell>
          <table:table-cell table:style-name="ce12" table:formula="of:=[.AD35]+64" office:value-type="float" office:value="77" calcext:value-type="float">
            <text:p>77</text:p>
          </table:table-cell>
          <table:table-cell table:style-name="ce12" table:formula="of:=CHAR([.AE35])" office:value-type="string" office:string-value="M" calcext:value-type="string">
            <text:p>M</text:p>
          </table:table-cell>
          <table:table-cell table:style-name="ce83" table:number-matrix-columns-spanned="1" table:number-matrix-rows-spanned="1" table:formula="of:=SUM(IF(CODE([.$E$3:.$T$18])=[.AE35];1;0))" office:value-type="float" office:value="8" calcext:value-type="float">
            <text:p>8</text:p>
          </table:table-cell>
          <table:table-cell table:style-name="ce104" table:formula="of:=ROUND([.AI35]*(16*16-1)/100)" office:value-type="float" office:value="8" calcext:value-type="float">
            <text:p>8</text:p>
          </table:table-cell>
          <table:table-cell table:style-name="Default" office:value-type="float" office:value="2.96" calcext:value-type="float">
            <text:p>2,96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4" calcext:value-type="float">
            <text:p>14</text:p>
          </table:table-cell>
          <table:table-cell table:style-name="ce12" table:formula="of:=[.AD36]+64" office:value-type="float" office:value="78" calcext:value-type="float">
            <text:p>78</text:p>
          </table:table-cell>
          <table:table-cell table:style-name="ce12" table:formula="of:=CHAR([.AE36])" office:value-type="string" office:string-value="N" calcext:value-type="string">
            <text:p>N</text:p>
          </table:table-cell>
          <table:table-cell table:style-name="ce84" table:number-matrix-columns-spanned="1" table:number-matrix-rows-spanned="1" table:formula="of:=SUM(IF(CODE([.$E$3:.$T$18])=[.AE36];1;0))" office:value-type="float" office:value="21" calcext:value-type="float">
            <text:p>21</text:p>
          </table:table-cell>
          <table:table-cell table:style-name="ce104" table:formula="of:=ROUND([.AI36]*(16*16-1)/100)" office:value-type="float" office:value="18" calcext:value-type="float">
            <text:p>18</text:p>
          </table:table-cell>
          <table:table-cell table:style-name="Default" office:value-type="float" office:value="7.13" calcext:value-type="float">
            <text:p>7,13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6"/>
          <table:table-cell table:style-name="ce66"/>
          <table:table-cell/>
          <table:table-cell table:style-name="Default"/>
          <table:table-cell table:style-name="ce12" office:value-type="float" office:value="15" calcext:value-type="float">
            <text:p>15</text:p>
          </table:table-cell>
          <table:table-cell table:style-name="ce12" table:formula="of:=[.AD37]+64" office:value-type="float" office:value="79" calcext:value-type="float">
            <text:p>79</text:p>
          </table:table-cell>
          <table:table-cell table:style-name="ce12" table:formula="of:=CHAR([.AE37])" office:value-type="string" office:string-value="O" calcext:value-type="string">
            <text:p>O</text:p>
          </table:table-cell>
          <table:table-cell table:style-name="ce85" table:number-matrix-columns-spanned="1" table:number-matrix-rows-spanned="1" table:formula="of:=SUM(IF(CODE([.$E$3:.$T$18])=[.AE37];1;0))" office:value-type="float" office:value="15" calcext:value-type="float">
            <text:p>15</text:p>
          </table:table-cell>
          <table:table-cell table:style-name="ce104" table:formula="of:=ROUND([.AI37]*(16*16-1)/100)" office:value-type="float" office:value="13" calcext:value-type="float">
            <text:p>13</text:p>
          </table:table-cell>
          <table:table-cell table:style-name="Default" office:value-type="float" office:value="5.26" calcext:value-type="float">
            <text:p>5,26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16" calcext:value-type="float">
            <text:p>16</text:p>
          </table:table-cell>
          <table:table-cell table:style-name="ce12" table:formula="of:=[.AD38]+64" office:value-type="float" office:value="80" calcext:value-type="float">
            <text:p>80</text:p>
          </table:table-cell>
          <table:table-cell table:style-name="ce12" table:formula="of:=CHAR([.AE38])" office:value-type="string" office:string-value="P" calcext:value-type="string">
            <text:p>P</text:p>
          </table:table-cell>
          <table:table-cell table:style-name="ce86" table:number-matrix-columns-spanned="1" table:number-matrix-rows-spanned="1" table:formula="of:=SUM(IF(CODE([.$E$3:.$T$18])=[.AE38];1;0))" office:value-type="float" office:value="6" calcext:value-type="float">
            <text:p>6</text:p>
          </table:table-cell>
          <table:table-cell table:style-name="ce104" table:formula="of:=ROUND([.AI38]*(16*16-1)/100)" office:value-type="float" office:value="8" calcext:value-type="float">
            <text:p>8</text:p>
          </table:table-cell>
          <table:table-cell table:style-name="Default" office:value-type="float" office:value="3.01" calcext:value-type="float">
            <text:p>3,01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17" calcext:value-type="float">
            <text:p>17</text:p>
          </table:table-cell>
          <table:table-cell table:style-name="ce12" table:formula="of:=[.AD39]+64" office:value-type="float" office:value="81" calcext:value-type="float">
            <text:p>81</text:p>
          </table:table-cell>
          <table:table-cell table:style-name="ce12" table:formula="of:=CHAR([.AE39])" office:value-type="string" office:string-value="Q" calcext:value-type="string">
            <text:p>Q</text:p>
          </table:table-cell>
          <table:table-cell table:style-name="ce87" table:number-matrix-columns-spanned="1" table:number-matrix-rows-spanned="1" table:formula="of:=SUM(IF(CODE([.$E$3:.$T$18])=[.AE39];1;0))" office:value-type="float" office:value="4" calcext:value-type="float">
            <text:p>4</text:p>
          </table:table-cell>
          <table:table-cell table:style-name="ce104" table:formula="of:=ROUND([.AI39]*(16*16-1)/100)" office:value-type="float" office:value="3" calcext:value-type="float">
            <text:p>3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18" calcext:value-type="float">
            <text:p>18</text:p>
          </table:table-cell>
          <table:table-cell table:style-name="ce12" table:formula="of:=[.AD40]+64" office:value-type="float" office:value="82" calcext:value-type="float">
            <text:p>82</text:p>
          </table:table-cell>
          <table:table-cell table:style-name="ce12" table:formula="of:=CHAR([.AE40])" office:value-type="string" office:string-value="R" calcext:value-type="string">
            <text:p>R</text:p>
          </table:table-cell>
          <table:table-cell table:style-name="ce88" table:number-matrix-columns-spanned="1" table:number-matrix-rows-spanned="1" table:formula="of:=SUM(IF(CODE([.$E$3:.$T$18])=[.AE40];1;0))" office:value-type="float" office:value="15" calcext:value-type="float">
            <text:p>15</text:p>
          </table:table-cell>
          <table:table-cell table:style-name="ce104" table:formula="of:=ROUND([.AI40]*(16*16-1)/100)" office:value-type="float" office:value="17" calcext:value-type="float">
            <text:p>17</text:p>
          </table:table-cell>
          <table:table-cell table:style-name="Default" office:value-type="float" office:value="6.55" calcext:value-type="float">
            <text:p>6,55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19" calcext:value-type="float">
            <text:p>19</text:p>
          </table:table-cell>
          <table:table-cell table:style-name="ce12" table:formula="of:=[.AD41]+64" office:value-type="float" office:value="83" calcext:value-type="float">
            <text:p>83</text:p>
          </table:table-cell>
          <table:table-cell table:style-name="ce12" table:formula="of:=CHAR([.AE41])" office:value-type="string" office:string-value="S" calcext:value-type="string">
            <text:p>S</text:p>
          </table:table-cell>
          <table:table-cell table:style-name="ce96" table:number-matrix-columns-spanned="1" table:number-matrix-rows-spanned="1" table:formula="of:=SUM(IF(CODE([.$E$3:.$T$18])=[.AE41];1;0))" office:value-type="float" office:value="16" calcext:value-type="float">
            <text:p>16</text:p>
          </table:table-cell>
          <table:table-cell table:style-name="ce104" table:formula="of:=ROUND([.AI41]*(16*16-1)/100)" office:value-type="float" office:value="21" calcext:value-type="float">
            <text:p>21</text:p>
          </table:table-cell>
          <table:table-cell table:style-name="Default" office:value-type="float" office:value="8.08" calcext:value-type="float">
            <text:p>8,08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0" calcext:value-type="float">
            <text:p>20</text:p>
          </table:table-cell>
          <table:table-cell table:style-name="ce12" table:formula="of:=[.AD42]+64" office:value-type="float" office:value="84" calcext:value-type="float">
            <text:p>84</text:p>
          </table:table-cell>
          <table:table-cell table:style-name="ce12" table:formula="of:=CHAR([.AE42])" office:value-type="string" office:string-value="T" calcext:value-type="string">
            <text:p>T</text:p>
          </table:table-cell>
          <table:table-cell table:style-name="ce97" table:number-matrix-columns-spanned="1" table:number-matrix-rows-spanned="1" table:formula="of:=SUM(IF(CODE([.$E$3:.$T$18])=[.AE42];1;0))" office:value-type="float" office:value="15" calcext:value-type="float">
            <text:p>15</text:p>
          </table:table-cell>
          <table:table-cell table:style-name="ce104" table:formula="of:=ROUND([.AI42]*(16*16-1)/100)" office:value-type="float" office:value="18" calcext:value-type="float">
            <text:p>18</text:p>
          </table:table-cell>
          <table:table-cell table:style-name="Default" office:value-type="float" office:value="7.07" calcext:value-type="float">
            <text:p>7,07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1" calcext:value-type="float">
            <text:p>21</text:p>
          </table:table-cell>
          <table:table-cell table:style-name="ce12" table:formula="of:=[.AD43]+64" office:value-type="float" office:value="85" calcext:value-type="float">
            <text:p>85</text:p>
          </table:table-cell>
          <table:table-cell table:style-name="ce12" table:formula="of:=CHAR([.AE43])" office:value-type="string" office:string-value="U" calcext:value-type="string">
            <text:p>U</text:p>
          </table:table-cell>
          <table:table-cell table:style-name="ce98" table:number-matrix-columns-spanned="1" table:number-matrix-rows-spanned="1" table:formula="of:=SUM(IF(CODE([.$E$3:.$T$18])=[.AE43];1;0))" office:value-type="float" office:value="15" calcext:value-type="float">
            <text:p>15</text:p>
          </table:table-cell>
          <table:table-cell table:style-name="ce104" table:formula="of:=ROUND([.AI43]*(16*16-1)/100)" office:value-type="float" office:value="15" calcext:value-type="float">
            <text:p>15</text:p>
          </table:table-cell>
          <table:table-cell table:style-name="Default" office:value-type="float" office:value="5.74" calcext:value-type="float">
            <text:p>5,74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2" calcext:value-type="float">
            <text:p>22</text:p>
          </table:table-cell>
          <table:table-cell table:style-name="ce12" table:formula="of:=[.AD44]+64" office:value-type="float" office:value="86" calcext:value-type="float">
            <text:p>86</text:p>
          </table:table-cell>
          <table:table-cell table:style-name="ce12" table:formula="of:=CHAR([.AE44])" office:value-type="string" office:string-value="V" calcext:value-type="string">
            <text:p>V</text:p>
          </table:table-cell>
          <table:table-cell table:style-name="ce99" table:number-matrix-columns-spanned="1" table:number-matrix-rows-spanned="1" table:formula="of:=SUM(IF(CODE([.$E$3:.$T$18])=[.AE44];1;0))" office:value-type="float" office:value="4" calcext:value-type="float">
            <text:p>4</text:p>
          </table:table-cell>
          <table:table-cell table:style-name="ce104" table:formula="of:=ROUND([.AI44]*(16*16-1)/100)" office:value-type="float" office:value="3" calcext:value-type="float">
            <text:p>3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3" calcext:value-type="float">
            <text:p>23</text:p>
          </table:table-cell>
          <table:table-cell table:style-name="ce12" table:formula="of:=[.AD45]+64" office:value-type="float" office:value="87" calcext:value-type="float">
            <text:p>87</text:p>
          </table:table-cell>
          <table:table-cell table:style-name="ce12" table:formula="of:=CHAR([.AE45])" office:value-type="string" office:string-value="W" calcext:value-type="string">
            <text:p>W</text:p>
          </table:table-cell>
          <table:table-cell table:style-name="ce100" table:number-matrix-columns-spanned="1" table:number-matrix-rows-spanned="1" table:formula="of:=SUM(IF(CODE([.$E$3:.$T$18])=[.AE45];1;0))" office:value-type="float" office:value="1" calcext:value-type="float">
            <text:p>1</text:p>
          </table:table-cell>
          <table:table-cell table:style-name="ce104" table:formula="of:=ROUND([.AI45]*(16*16-1)/100)" office:value-type="float" office:value="0" calcext:value-type="float">
            <text:p>0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4" calcext:value-type="float">
            <text:p>24</text:p>
          </table:table-cell>
          <table:table-cell table:style-name="ce12" table:formula="of:=[.AD46]+64" office:value-type="float" office:value="88" calcext:value-type="float">
            <text:p>88</text:p>
          </table:table-cell>
          <table:table-cell table:style-name="ce12" table:formula="of:=CHAR([.AE46])" office:value-type="string" office:string-value="X" calcext:value-type="string">
            <text:p>X</text:p>
          </table:table-cell>
          <table:table-cell table:style-name="ce101" table:number-matrix-columns-spanned="1" table:number-matrix-rows-spanned="1" table:formula="of:=SUM(IF(CODE([.$E$3:.$T$18])=[.AE46];1;0))" office:value-type="float" office:value="6" calcext:value-type="float">
            <text:p>6</text:p>
          </table:table-cell>
          <table:table-cell table:style-name="ce104" table:formula="of:=ROUND([.AI46]*(16*16-1)/100)" office:value-type="float" office:value="1" calcext:value-type="float">
            <text:p>1</text:p>
          </table:table-cell>
          <table:table-cell table:style-name="Default" office:value-type="float" office:value="0.45" calcext:value-type="float">
            <text:p>0,45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5" calcext:value-type="float">
            <text:p>25</text:p>
          </table:table-cell>
          <table:table-cell table:style-name="ce12" table:formula="of:=[.AD47]+64" office:value-type="float" office:value="89" calcext:value-type="float">
            <text:p>89</text:p>
          </table:table-cell>
          <table:table-cell table:style-name="ce12" table:formula="of:=CHAR([.AE47])" office:value-type="string" office:string-value="Y" calcext:value-type="string">
            <text:p>Y</text:p>
          </table:table-cell>
          <table:table-cell table:style-name="ce102" table:number-matrix-columns-spanned="1" table:number-matrix-rows-spanned="1" table:formula="of:=SUM(IF(CODE([.$E$3:.$T$18])=[.AE47];1;0))" office:value-type="float" office:value="2" calcext:value-type="float">
            <text:p>2</text:p>
          </table:table-cell>
          <table:table-cell table:style-name="ce104" table:formula="of:=ROUND([.AI47]*(16*16-1)/100)" office:value-type="float" office:value="1" calcext:value-type="float">
            <text:p>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8"/>
          <table:table-cell table:style-name="Default"/>
          <table:table-cell table:style-name="ce12" office:value-type="float" office:value="26" calcext:value-type="float">
            <text:p>26</text:p>
          </table:table-cell>
          <table:table-cell table:style-name="ce12" table:formula="of:=[.AD48]+64" office:value-type="float" office:value="90" calcext:value-type="float">
            <text:p>90</text:p>
          </table:table-cell>
          <table:table-cell table:style-name="ce12" table:formula="of:=CHAR([.AE48])" office:value-type="string" office:string-value="Z" calcext:value-type="string">
            <text:p>Z</text:p>
          </table:table-cell>
          <table:table-cell table:style-name="ce103" table:number-matrix-columns-spanned="1" table:number-matrix-rows-spanned="1" table:formula="of:=SUM(IF(CODE([.$E$3:.$T$18])=[.AE48];1;0))" office:value-type="float" office:value="1" calcext:value-type="float">
            <text:p>1</text:p>
          </table:table-cell>
          <table:table-cell table:style-name="ce104" table:formula="of:=ROUND([.AI48]*(16*16-1)/100)" office:value-type="float" office:value="0" calcext:value-type="float">
            <text:p>0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/>
          <table:table-cell table:number-columns-repeated="988"/>
        </table:table-row>
        <table:table-row table:style-name="ro5">
          <table:table-cell table:number-columns-repeated="29"/>
          <table:table-cell table:style-name="ce12" table:number-columns-repeated="3"/>
          <table:table-cell table:style-name="ce12" table:formula="of:=SUM([.AG23:.AG48])+1" office:value-type="float" office:value="256" calcext:value-type="float">
            <text:p>256</text:p>
          </table:table-cell>
          <table:table-cell table:style-name="ce105" table:formula="of:=SUM([.AH23:.AH48])" office:value-type="float" office:value="256" calcext:value-type="float">
            <text:p>256</text:p>
          </table:table-cell>
          <table:table-cell table:style-name="ce105" table:formula="of:=SUM([.AI23:.AI48])" office:value-type="float" office:value="99.97" calcext:value-type="float">
            <text:p>100</text:p>
          </table:table-cell>
          <table:table-cell table:number-columns-repeated="989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uille1.AG24:Feuille1.AG24">
            <calcext:condition calcext:apply-style-name="Sans nom1" calcext:value="between([$Feuille1.$AH24]*0.7,[$Feuille1.$AH24]*1.3)" calcext:base-cell-address="Feuille1.AG24"/>
            <calcext:condition calcext:apply-style-name="Sans nom2" calcext:value="&gt;[$Feuille1.$AH24]*1.3" calcext:base-cell-address="Feuille1.AG24"/>
            <calcext:condition calcext:apply-style-name="Sans nom3" calcext:value="&lt;[$Feuille1.$AH24]*0.7" calcext:base-cell-address="Feuille1.AG24"/>
          </calcext:conditional-format>
          <calcext:conditional-format calcext:target-range-address="Feuille1.AG25:Feuille1.AG25">
            <calcext:condition calcext:apply-style-name="Sans nom1" calcext:value="between([$Feuille1.$AH25]*0.7,[$Feuille1.$AH25]*1.3)" calcext:base-cell-address="Feuille1.AG25"/>
            <calcext:condition calcext:apply-style-name="Sans nom2" calcext:value="&gt;[$Feuille1.$AH25]*1.3" calcext:base-cell-address="Feuille1.AG25"/>
            <calcext:condition calcext:apply-style-name="Sans nom3" calcext:value="&lt;[$Feuille1.$AH25]*0.7" calcext:base-cell-address="Feuille1.AG25"/>
          </calcext:conditional-format>
          <calcext:conditional-format calcext:target-range-address="Feuille1.AG26:Feuille1.AG26">
            <calcext:condition calcext:apply-style-name="Sans nom1" calcext:value="between([$Feuille1.$AH26]*0.7,[$Feuille1.$AH26]*1.3)" calcext:base-cell-address="Feuille1.AG26"/>
            <calcext:condition calcext:apply-style-name="Sans nom2" calcext:value="&gt;[$Feuille1.$AH26]*1.3" calcext:base-cell-address="Feuille1.AG26"/>
            <calcext:condition calcext:apply-style-name="Sans nom3" calcext:value="&lt;[$Feuille1.$AH26]*0.7" calcext:base-cell-address="Feuille1.AG26"/>
          </calcext:conditional-format>
          <calcext:conditional-format calcext:target-range-address="Feuille1.AG27:Feuille1.AG27">
            <calcext:condition calcext:apply-style-name="Sans nom1" calcext:value="between([$Feuille1.$AH27]*0.7,[$Feuille1.$AH27]*1.3)" calcext:base-cell-address="Feuille1.AG27"/>
            <calcext:condition calcext:apply-style-name="Sans nom2" calcext:value="&gt;[$Feuille1.$AH27]*1.3" calcext:base-cell-address="Feuille1.AG27"/>
            <calcext:condition calcext:apply-style-name="Sans nom3" calcext:value="&lt;[$Feuille1.$AH27]*0.7" calcext:base-cell-address="Feuille1.AG27"/>
          </calcext:conditional-format>
          <calcext:conditional-format calcext:target-range-address="Feuille1.AG28:Feuille1.AG28">
            <calcext:condition calcext:apply-style-name="Sans nom1" calcext:value="between([$Feuille1.$AH28]*0.7,[$Feuille1.$AH28]*1.3)" calcext:base-cell-address="Feuille1.AG28"/>
            <calcext:condition calcext:apply-style-name="Sans nom2" calcext:value="&gt;[$Feuille1.$AH28]*1.3" calcext:base-cell-address="Feuille1.AG28"/>
            <calcext:condition calcext:apply-style-name="Sans nom3" calcext:value="&lt;[$Feuille1.$AH28]*0.7" calcext:base-cell-address="Feuille1.AG28"/>
          </calcext:conditional-format>
          <calcext:conditional-format calcext:target-range-address="Feuille1.AG29:Feuille1.AG29">
            <calcext:condition calcext:apply-style-name="Sans nom1" calcext:value="between([$Feuille1.$AH29]*0.7,[$Feuille1.$AH29]*1.3)" calcext:base-cell-address="Feuille1.AG29"/>
            <calcext:condition calcext:apply-style-name="Sans nom2" calcext:value="&gt;[$Feuille1.$AH29]*1.3" calcext:base-cell-address="Feuille1.AG29"/>
            <calcext:condition calcext:apply-style-name="Sans nom3" calcext:value="&lt;[$Feuille1.$AH29]*0.7" calcext:base-cell-address="Feuille1.AG29"/>
          </calcext:conditional-format>
          <calcext:conditional-format calcext:target-range-address="Feuille1.AG30:Feuille1.AG30">
            <calcext:condition calcext:apply-style-name="Sans nom1" calcext:value="between([$Feuille1.$AH30]*0.7,[$Feuille1.$AH30]*1.3)" calcext:base-cell-address="Feuille1.AG30"/>
            <calcext:condition calcext:apply-style-name="Sans nom2" calcext:value="&gt;[$Feuille1.$AH30]*1.3" calcext:base-cell-address="Feuille1.AG30"/>
            <calcext:condition calcext:apply-style-name="Sans nom3" calcext:value="&lt;[$Feuille1.$AH30]*0.7" calcext:base-cell-address="Feuille1.AG30"/>
          </calcext:conditional-format>
          <calcext:conditional-format calcext:target-range-address="Feuille1.AG31:Feuille1.AG31">
            <calcext:condition calcext:apply-style-name="Sans nom1" calcext:value="between([$Feuille1.$AH31]*0.7,[$Feuille1.$AH31]*1.3)" calcext:base-cell-address="Feuille1.AG31"/>
            <calcext:condition calcext:apply-style-name="Sans nom2" calcext:value="&gt;[$Feuille1.$AH31]*1.3" calcext:base-cell-address="Feuille1.AG31"/>
            <calcext:condition calcext:apply-style-name="Sans nom3" calcext:value="&lt;[$Feuille1.$AH31]*0.7" calcext:base-cell-address="Feuille1.AG31"/>
          </calcext:conditional-format>
          <calcext:conditional-format calcext:target-range-address="Feuille1.AG32:Feuille1.AG32">
            <calcext:condition calcext:apply-style-name="Sans nom1" calcext:value="between([$Feuille1.$AH32]*0.7,[$Feuille1.$AH32]*1.3)" calcext:base-cell-address="Feuille1.AG32"/>
            <calcext:condition calcext:apply-style-name="Sans nom2" calcext:value="&gt;[$Feuille1.$AH32]*1.3" calcext:base-cell-address="Feuille1.AG32"/>
            <calcext:condition calcext:apply-style-name="Sans nom3" calcext:value="&lt;[$Feuille1.$AH32]*0.7" calcext:base-cell-address="Feuille1.AG32"/>
          </calcext:conditional-format>
          <calcext:conditional-format calcext:target-range-address="Feuille1.AG33:Feuille1.AG33">
            <calcext:condition calcext:apply-style-name="Sans nom1" calcext:value="between([$Feuille1.$AH33]*0.7,[$Feuille1.$AH33]*1.3)" calcext:base-cell-address="Feuille1.AG33"/>
            <calcext:condition calcext:apply-style-name="Sans nom2" calcext:value="&gt;[$Feuille1.$AH33]*1.3" calcext:base-cell-address="Feuille1.AG33"/>
            <calcext:condition calcext:apply-style-name="Sans nom3" calcext:value="&lt;[$Feuille1.$AH33]*0.7" calcext:base-cell-address="Feuille1.AG33"/>
          </calcext:conditional-format>
          <calcext:conditional-format calcext:target-range-address="Feuille1.AG34:Feuille1.AG34">
            <calcext:condition calcext:apply-style-name="Sans nom1" calcext:value="between([$Feuille1.$AH34]*0.7,[$Feuille1.$AH34]*1.3)" calcext:base-cell-address="Feuille1.AG34"/>
            <calcext:condition calcext:apply-style-name="Sans nom2" calcext:value="&gt;[$Feuille1.$AH34]*1.3" calcext:base-cell-address="Feuille1.AG34"/>
            <calcext:condition calcext:apply-style-name="Sans nom3" calcext:value="&lt;[$Feuille1.$AH34]*0.7" calcext:base-cell-address="Feuille1.AG34"/>
          </calcext:conditional-format>
          <calcext:conditional-format calcext:target-range-address="Feuille1.AG35:Feuille1.AG35">
            <calcext:condition calcext:apply-style-name="Sans nom1" calcext:value="between([$Feuille1.$AH35]*0.7,[$Feuille1.$AH35]*1.3)" calcext:base-cell-address="Feuille1.AG35"/>
            <calcext:condition calcext:apply-style-name="Sans nom2" calcext:value="&gt;[$Feuille1.$AH35]*1.3" calcext:base-cell-address="Feuille1.AG35"/>
            <calcext:condition calcext:apply-style-name="Sans nom3" calcext:value="&lt;[$Feuille1.$AH35]*0.7" calcext:base-cell-address="Feuille1.AG35"/>
          </calcext:conditional-format>
          <calcext:conditional-format calcext:target-range-address="Feuille1.AG36:Feuille1.AG36">
            <calcext:condition calcext:apply-style-name="Sans nom1" calcext:value="between([$Feuille1.$AH36]*0.7,[$Feuille1.$AH36]*1.3)" calcext:base-cell-address="Feuille1.AG36"/>
            <calcext:condition calcext:apply-style-name="Sans nom2" calcext:value="&gt;[$Feuille1.$AH36]*1.3" calcext:base-cell-address="Feuille1.AG36"/>
            <calcext:condition calcext:apply-style-name="Sans nom3" calcext:value="&lt;[$Feuille1.$AH36]*0.7" calcext:base-cell-address="Feuille1.AG36"/>
          </calcext:conditional-format>
          <calcext:conditional-format calcext:target-range-address="Feuille1.AG37:Feuille1.AG37">
            <calcext:condition calcext:apply-style-name="Sans nom1" calcext:value="between([$Feuille1.$AH37]*0.7,[$Feuille1.$AH37]*1.3)" calcext:base-cell-address="Feuille1.AG37"/>
            <calcext:condition calcext:apply-style-name="Sans nom2" calcext:value="&gt;[$Feuille1.$AH37]*1.3" calcext:base-cell-address="Feuille1.AG37"/>
            <calcext:condition calcext:apply-style-name="Sans nom3" calcext:value="&lt;[$Feuille1.$AH37]*0.7" calcext:base-cell-address="Feuille1.AG37"/>
          </calcext:conditional-format>
          <calcext:conditional-format calcext:target-range-address="Feuille1.AG38:Feuille1.AG38">
            <calcext:condition calcext:apply-style-name="Sans nom1" calcext:value="between([$Feuille1.$AH38]*0.7,[$Feuille1.$AH38]*1.3)" calcext:base-cell-address="Feuille1.AG38"/>
            <calcext:condition calcext:apply-style-name="Sans nom2" calcext:value="&gt;[$Feuille1.$AH38]*1.3" calcext:base-cell-address="Feuille1.AG38"/>
            <calcext:condition calcext:apply-style-name="Sans nom3" calcext:value="&lt;[$Feuille1.$AH38]*0.7" calcext:base-cell-address="Feuille1.AG38"/>
          </calcext:conditional-format>
          <calcext:conditional-format calcext:target-range-address="Feuille1.AG39:Feuille1.AG39">
            <calcext:condition calcext:apply-style-name="Sans nom1" calcext:value="between([$Feuille1.$AH39]*0.7,[$Feuille1.$AH39]*1.3)" calcext:base-cell-address="Feuille1.AG39"/>
            <calcext:condition calcext:apply-style-name="Sans nom2" calcext:value="&gt;[$Feuille1.$AH39]*1.3" calcext:base-cell-address="Feuille1.AG39"/>
            <calcext:condition calcext:apply-style-name="Sans nom3" calcext:value="&lt;[$Feuille1.$AH39]*0.7" calcext:base-cell-address="Feuille1.AG39"/>
          </calcext:conditional-format>
          <calcext:conditional-format calcext:target-range-address="Feuille1.AG40:Feuille1.AG40">
            <calcext:condition calcext:apply-style-name="Sans nom1" calcext:value="between([$Feuille1.$AH40]*0.7,[$Feuille1.$AH40]*1.3)" calcext:base-cell-address="Feuille1.AG40"/>
            <calcext:condition calcext:apply-style-name="Sans nom2" calcext:value="&gt;[$Feuille1.$AH40]*1.3" calcext:base-cell-address="Feuille1.AG40"/>
            <calcext:condition calcext:apply-style-name="Sans nom3" calcext:value="&lt;[$Feuille1.$AH40]*0.7" calcext:base-cell-address="Feuille1.AG40"/>
          </calcext:conditional-format>
          <calcext:conditional-format calcext:target-range-address="Feuille1.AG41:Feuille1.AG41">
            <calcext:condition calcext:apply-style-name="Sans nom1" calcext:value="between([$Feuille1.$AH41]*0.7,[$Feuille1.$AH41]*1.3)" calcext:base-cell-address="Feuille1.AG41"/>
            <calcext:condition calcext:apply-style-name="Sans nom2" calcext:value="&gt;[$Feuille1.$AH41]*1.3" calcext:base-cell-address="Feuille1.AG41"/>
            <calcext:condition calcext:apply-style-name="Sans nom3" calcext:value="&lt;[$Feuille1.$AH41]*0.7" calcext:base-cell-address="Feuille1.AG41"/>
          </calcext:conditional-format>
          <calcext:conditional-format calcext:target-range-address="Feuille1.AG42:Feuille1.AG42">
            <calcext:condition calcext:apply-style-name="Sans nom1" calcext:value="between([$Feuille1.$AH42]*0.7,[$Feuille1.$AH42]*1.3)" calcext:base-cell-address="Feuille1.AG42"/>
            <calcext:condition calcext:apply-style-name="Sans nom2" calcext:value="&gt;[$Feuille1.$AH42]*1.3" calcext:base-cell-address="Feuille1.AG42"/>
            <calcext:condition calcext:apply-style-name="Sans nom3" calcext:value="&lt;[$Feuille1.$AH42]*0.7" calcext:base-cell-address="Feuille1.AG42"/>
          </calcext:conditional-format>
          <calcext:conditional-format calcext:target-range-address="Feuille1.AG43:Feuille1.AG43">
            <calcext:condition calcext:apply-style-name="Sans nom1" calcext:value="between([$Feuille1.$AH43]*0.7,[$Feuille1.$AH43]*1.3)" calcext:base-cell-address="Feuille1.AG43"/>
            <calcext:condition calcext:apply-style-name="Sans nom2" calcext:value="&gt;[$Feuille1.$AH43]*1.3" calcext:base-cell-address="Feuille1.AG43"/>
            <calcext:condition calcext:apply-style-name="Sans nom3" calcext:value="&lt;[$Feuille1.$AH43]*0.7" calcext:base-cell-address="Feuille1.AG43"/>
          </calcext:conditional-format>
          <calcext:conditional-format calcext:target-range-address="Feuille1.AG44:Feuille1.AG44">
            <calcext:condition calcext:apply-style-name="Sans nom1" calcext:value="between([$Feuille1.$AH44]*0.7,[$Feuille1.$AH44]*1.3)" calcext:base-cell-address="Feuille1.AG44"/>
            <calcext:condition calcext:apply-style-name="Sans nom2" calcext:value="&gt;[$Feuille1.$AH44]*1.3" calcext:base-cell-address="Feuille1.AG44"/>
            <calcext:condition calcext:apply-style-name="Sans nom3" calcext:value="&lt;[$Feuille1.$AH44]*0.7" calcext:base-cell-address="Feuille1.AG44"/>
          </calcext:conditional-format>
          <calcext:conditional-format calcext:target-range-address="Feuille1.AG45:Feuille1.AG45">
            <calcext:condition calcext:apply-style-name="Sans nom1" calcext:value="between([$Feuille1.$AH45]*0.7,[$Feuille1.$AH45]*1.3)" calcext:base-cell-address="Feuille1.AG45"/>
            <calcext:condition calcext:apply-style-name="Sans nom2" calcext:value="&gt;[$Feuille1.$AH45]*1.3" calcext:base-cell-address="Feuille1.AG45"/>
            <calcext:condition calcext:apply-style-name="Sans nom3" calcext:value="&lt;[$Feuille1.$AH45]*0.7" calcext:base-cell-address="Feuille1.AG45"/>
          </calcext:conditional-format>
          <calcext:conditional-format calcext:target-range-address="Feuille1.AG46:Feuille1.AG46">
            <calcext:condition calcext:apply-style-name="Sans nom1" calcext:value="between([$Feuille1.$AH46]*0.7,[$Feuille1.$AH46]*1.3)" calcext:base-cell-address="Feuille1.AG46"/>
            <calcext:condition calcext:apply-style-name="Sans nom2" calcext:value="&gt;[$Feuille1.$AH46]*1.3" calcext:base-cell-address="Feuille1.AG46"/>
            <calcext:condition calcext:apply-style-name="Sans nom3" calcext:value="&lt;[$Feuille1.$AH46]*0.7" calcext:base-cell-address="Feuille1.AG46"/>
          </calcext:conditional-format>
          <calcext:conditional-format calcext:target-range-address="Feuille1.AG47:Feuille1.AG47">
            <calcext:condition calcext:apply-style-name="Sans nom1" calcext:value="between([$Feuille1.$AH47]*0.7,[$Feuille1.$AH47]*1.3)" calcext:base-cell-address="Feuille1.AG47"/>
            <calcext:condition calcext:apply-style-name="Sans nom2" calcext:value="&gt;[$Feuille1.$AH47]*1.3" calcext:base-cell-address="Feuille1.AG47"/>
            <calcext:condition calcext:apply-style-name="Sans nom3" calcext:value="&lt;[$Feuille1.$AH47]*0.7" calcext:base-cell-address="Feuille1.AG47"/>
          </calcext:conditional-format>
          <calcext:conditional-format calcext:target-range-address="Feuille1.AG48:Feuille1.AG48">
            <calcext:condition calcext:apply-style-name="Sans nom1" calcext:value="between([$Feuille1.$AH48]*0.7,[$Feuille1.$AH48]*1.3)" calcext:base-cell-address="Feuille1.AG48"/>
            <calcext:condition calcext:apply-style-name="Sans nom2" calcext:value="&gt;[$Feuille1.$AH48]*1.3" calcext:base-cell-address="Feuille1.AG48"/>
            <calcext:condition calcext:apply-style-name="Sans nom3" calcext:value="&lt;[$Feuille1.$AH48]*0.7" calcext:base-cell-address="Feuille1.AG48"/>
          </calcext:conditional-format>
          <calcext:conditional-format calcext:target-range-address="Feuille1.AG23:Feuille1.AG23">
            <calcext:condition calcext:apply-style-name="Sans nom1" calcext:value="between([$Feuille1.$AH23]*0.7,[$Feuille1.$AH23]*1.3)" calcext:base-cell-address="Feuille1.AG23"/>
            <calcext:condition calcext:apply-style-name="Sans nom2" calcext:value="&gt;[$Feuille1.$AH23]*1.3" calcext:base-cell-address="Feuille1.AG23"/>
            <calcext:condition calcext:apply-style-name="Sans nom3" calcext:value="&lt;[$Feuille1.$AH23]*0.7" calcext:base-cell-address="Feuille1.AG23"/>
          </calcext:conditional-format>
          <calcext:conditional-format calcext:target-range-address="Feuille1.AH23:Feuille1.AH48">
            <calcext:condition calcext:apply-style-name="Sans nom1" calcext:value="=[$Feuille1.$AG23]" calcext:base-cell-address="Feuille1.AH23"/>
          </calcext:conditional-format>
        </calcext:conditional-formats>
      </table:table>
      <table:table table:name="Feuille2" table:style-name="ta1">
        <table:table-column table:style-name="co12" table:number-columns-repeated="19" table:default-cell-style-name="ce90"/>
        <table:table-column table:style-name="co13" table:number-columns-repeated="1005" table:default-cell-style-name="ce90"/>
        <table:table-row table:style-name="ro3">
          <table:table-cell table:style-name="ce89" table:number-columns-repeated="18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1" office:value-type="string" calcext:value-type="string">
            <text:p>B</text:p>
          </table:table-cell>
          <table:table-cell table:style-name="ce91" office:value-type="string" calcext:value-type="string">
            <text:p>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J</text:p>
          </table:table-cell>
          <table:table-cell table:style-name="ce91" office:value-type="string" calcext:value-type="string">
            <text:p>O</text:p>
          </table:table-cell>
          <table:table-cell table:style-name="ce91" office:value-type="string" calcext:value-type="string">
            <text:p>U</text:p>
          </table:table-cell>
          <table:table-cell table:style-name="ce91" office:value-type="string" calcext:value-type="string">
            <text:p>R</text:p>
          </table:table-cell>
          <table:table-cell table:style-name="ce92" office:value-type="string" calcext:value-type="string">
            <text:p>J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H</text:p>
          </table:table-cell>
          <table:table-cell table:style-name="ce92" office:value-type="string" calcext:value-type="string">
            <text:p>O</text:p>
          </table:table-cell>
          <table:table-cell table:style-name="ce92" office:value-type="string" calcext:value-type="string">
            <text:p>R</text:p>
          </table:table-cell>
          <table:table-cell table:style-name="ce92" office:value-type="string" calcext:value-type="string">
            <text:p>L</text:p>
          </table:table-cell>
          <table:table-cell table:style-name="ce92" office:value-type="string" calcext:value-type="string">
            <text:p>O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E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C</text:p>
          </table:table-cell>
          <table:table-cell table:style-name="ce94" office:value-type="string" calcext:value-type="string">
            <text:p>J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Y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X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O</text:p>
          </table:table-cell>
          <table:table-cell table:style-name="ce93" office:value-type="string" calcext:value-type="string">
            <text:p>N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R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L</text:p>
          </table:table-cell>
          <table:table-cell table:style-name="ce94" office:value-type="string" calcext:value-type="string">
            <text:p>W</text:p>
          </table:table-cell>
          <table:table-cell table:number-columns-repeated="2" table:style-name="ce94" office:value-type="string" calcext:value-type="string">
            <text:p>E</text:p>
          </table:table-cell>
          <table:table-cell table:style-name="ce94" office:value-type="string" calcext:value-type="string">
            <text:p>K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D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E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1" office:value-type="string" calcext:value-type="string">
            <text:p>T</text:p>
          </table:table-cell>
          <table:table-cell table:style-name="ce91" office:value-type="string" calcext:value-type="string">
            <text:p>E</text:p>
          </table:table-cell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4" office:value-type="string" calcext:value-type="string">
            <text:p>A</text:p>
          </table:table-cell>
          <table:table-cell table:number-columns-repeated="2" table:style-name="ce94" office:value-type="string" calcext:value-type="string">
            <text:p>N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R</text:p>
          </table:table-cell>
          <table:table-cell table:style-name="ce92" office:value-type="string" calcext:value-type="string">
            <text:p>E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I</text:p>
          </table:table-cell>
          <table:table-cell table:style-name="ce94" office:value-type="string" calcext:value-type="string">
            <text:p>L</text:p>
          </table:table-cell>
          <table:table-cell table:style-name="ce92" office:value-type="string" calcext:value-type="string">
            <text:p>J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Y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E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L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I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1" office:value-type="string" calcext:value-type="string">
            <text:p>P</text:p>
          </table:table-cell>
          <table:table-cell table:style-name="ce92" office:value-type="string" calcext:value-type="string">
            <text:p>E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O</text:p>
          </table:table-cell>
          <table:table-cell table:number-columns-repeated="2" table:style-name="ce94" office:value-type="string" calcext:value-type="string">
            <text:p>N</text:p>
          </table:table-cell>
          <table:table-cell table:style-name="ce92" office:value-type="string" calcext:value-type="string">
            <text:p>E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C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E</text:p>
          </table:table-cell>
          <table:table-cell table:style-name="ce92" office:value-type="string" calcext:value-type="string">
            <text:p>S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Q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L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94" office:value-type="string" calcext:value-type="string">
            <text:p>N</text:p>
          </table:table-cell>
          <table:table-cell table:number-columns-repeated="2" table:style-name="ce94" office:value-type="string" calcext:value-type="string">
            <text:p>E</text:p>
          </table:table-cell>
          <table:table-cell table:style-name="ce92" office:value-type="string" calcext:value-type="string">
            <text:p>L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H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P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string" calcext:value-type="string">
            <text:p>A</text:p>
          </table:table-cell>
          <table:table-cell table:style-name="ce92" office:value-type="string" calcext:value-type="string">
            <text:p>C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U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E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E</text:p>
          </table:table-cell>
          <table:table-cell table:style-name="ce92" office:value-type="string" calcext:value-type="string">
            <text:p>M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I</text:p>
          </table:table-cell>
          <table:table-cell table:style-name="ce92" office:value-type="string" calcext:value-type="string">
            <text:p>X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N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string" calcext:value-type="string">
            <text:p>L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N</text:p>
          </table:table-cell>
          <table:table-cell table:style-name="ce92" office:value-type="string" calcext:value-type="string">
            <text:p>Q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Z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E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M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L</text:p>
          </table:table-cell>
          <table:table-cell table:style-name="ce94" office:value-type="string" calcext:value-type="string">
            <text:p>H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E</text:p>
          </table:table-cell>
          <table:table-cell table:style-name="ce92" office:value-type="string" calcext:value-type="string">
            <text:p>S</text:p>
          </table:table-cell>
          <table:table-cell table:style-name="ce94" office:value-type="string" calcext:value-type="string">
            <text:p>L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2" office:value-type="string" calcext:value-type="string">
            <text:p>P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A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P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U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C</text:p>
          </table:table-cell>
          <table:table-cell table:style-name="ce92" office:value-type="string" calcext:value-type="string">
            <text:p>E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M</text:p>
          </table:table-cell>
          <table:table-cell table:style-name="ce94" office:value-type="string" calcext:value-type="string">
            <text:p>O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N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L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string" calcext:value-type="string">
            <text:p>L</text:p>
          </table:table-cell>
          <table:table-cell table:style-name="ce92" office:value-type="string" calcext:value-type="string">
            <text:p>D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U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I</text:p>
          </table:table-cell>
          <table:table-cell table:style-name="ce94" office:value-type="string" calcext:value-type="string">
            <text:p>E</text:p>
          </table:table-cell>
          <table:table-cell table:style-name="ce92" office:value-type="string" calcext:value-type="string">
            <text:p>V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T</text:p>
          </table:table-cell>
          <table:table-cell table:style-name="ce94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Q</text:p>
          </table:table-cell>
          <table:table-cell table:style-name="ce89"/>
          <table:table-cell table:style-name="Default"/>
          <table:table-cell table:number-columns-repeated="1005"/>
        </table:table-row>
        <table:table-row table:style-name="ro3">
          <table:table-cell table:style-name="ce89"/>
          <table:table-cell table:style-name="ce92" office:value-type="string" calcext:value-type="string">
            <text:p>J</text:p>
          </table:table-cell>
          <table:table-cell table:style-name="ce92" office:value-type="string" calcext:value-type="string">
            <text:p>O</text:p>
          </table:table-cell>
          <table:table-cell table:style-name="ce92" office:value-type="string" calcext:value-type="string">
            <text:p>U</text:p>
          </table:table-cell>
          <table:table-cell table:style-name="ce92" office:value-type="string" calcext:value-type="string">
            <text:p>R</text:p>
          </table:table-cell>
          <table:table-cell table:style-name="ce92" office:value-type="string" calcext:value-type="string">
            <text:p>M</text:p>
          </table:table-cell>
          <table:table-cell table:style-name="ce92" office:value-type="string" calcext:value-type="string">
            <text:p>Q</text:p>
          </table:table-cell>
          <table:table-cell table:style-name="ce92" office:value-type="string" calcext:value-type="string">
            <text:p>U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R</text:p>
          </table:table-cell>
          <table:table-cell table:style-name="ce92" office:value-type="string" calcext:value-type="string">
            <text:p>T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R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M</text:p>
          </table:table-cell>
          <table:table-cell table:style-name="ce92" office:value-type="string" calcext:value-type="string">
            <text:p>I</text:p>
          </table:table-cell>
          <table:table-cell table:style-name="ce95" office:value-type="string" calcext:value-type="string">
            <text:p>♥</text:p>
          </table:table-cell>
          <table:table-cell table:style-name="ce89"/>
          <table:table-cell table:number-columns-repeated="1006"/>
        </table:table-row>
        <table:table-row table:style-name="ro4" table:number-rows-repeated="36">
          <table:table-cell table:style-name="ce89" table:number-columns-repeated="18"/>
          <table:table-cell table:number-columns-repeated="1006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99ff99" loext:vertical-justify="auto"/>
      <style:paragraph-properties css3t:text-justify="auto"/>
    </style:style>
    <style:style style:name="Sans_20_nom2" style:display-name="Sans nom2" style:family="table-cell" style:parent-style-name="Default">
      <style:table-cell-properties fo:background-color="#ffcc00" loext:vertical-justify="auto"/>
      <style:paragraph-properties css3t:text-justify="auto"/>
    </style:style>
    <style:style style:name="Sans_20_nom3" style:display-name="Sans nom3" style:family="table-cell" style:parent-style-name="Default">
      <style:table-cell-properties fo:background-color="#00ccff" loext:vertical-justify="auto"/>
      <style:paragraph-properties css3t:text-justify="auto"/>
    </style:style>
  </office:styles>
  <office:automatic-styles>
    <style:page-layout style:name="Mpm1">
      <style:page-layout-properties fo:margin-top="10mm" fo:margin-bottom="10mm" fo:margin-left="10mm" fo:margin-right="10mm" style:shadow="none" fo:background-color="#000000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8:09:33.046811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</meta:initial-creator>
    <meta:creation-date>2017-08-31T11:03:41.438620807</meta:creation-date>
    <dc:date>2018-01-17T18:10:48.247301934</dc:date>
    <dc:creator>Rémi </dc:creator>
    <meta:editing-duration>PT4H37M49S</meta:editing-duration>
    <meta:editing-cycles>22</meta:editing-cycles>
    <meta:generator>LibreOffice/5.1.6.2$Linux_X86_64 LibreOffice_project/10m0$Build-2</meta:generator>
    <meta:document-statistic meta:table-count="2" meta:cell-count="741" meta:object-count="0"/>
  </office:meta>
</office:document-meta>
</file>